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.734cm" svg:height="1.867cm" svg:x="11.758cm" svg:y="0.547cm">
          <text:p text:style-name="P1"><text:span text:style-name="T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5;p13" draw:style-name="gr1" draw:text-style-name="P2" draw:layer="layout" svg:width="1.734cm" svg:height="1.867cm" svg:x="9.288cm" svg:y="3.289cm">
          <text:p text:style-name="P1"><text:span text:style-name="T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;p13" draw:style-name="gr2" draw:text-style-name="P3" draw:layer="layout" svg:width="1.242cm" svg:height="1.42cm" svg:x="10.769cm" svg:y="2.1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;p13" draw:style-name="gr1" draw:text-style-name="P2" draw:layer="layout" svg:width="1.734cm" svg:height="1.867cm" svg:x="11.597cm" svg:y="5.899cm">
          <text:p text:style-name="P1"><text:span text:style-name="T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;p13" draw:style-name="gr1" draw:text-style-name="P2" draw:layer="layout" svg:width="1.734cm" svg:height="1.867cm" svg:x="14.227cm" svg:y="3.289cm">
          <text:p text:style-name="P1"><text:span text:style-name="T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;p13" draw:style-name="gr1" draw:text-style-name="P2" draw:layer="layout" svg:width="1.734cm" svg:height="1.867cm" svg:x="16.563cm" svg:y="5.962cm">
          <text:p text:style-name="P1"><text:span text:style-name="T1">K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;p13" draw:style-name="gr1" draw:text-style-name="P2" draw:layer="layout" svg:width="1.734cm" svg:height="1.867cm" svg:x="13.973cm" svg:y="8.509cm">
          <text:p text:style-name="P1"><text:span text:style-name="T1">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1;p13" draw:style-name="gr1" draw:text-style-name="P2" draw:layer="layout" svg:width="1.734cm" svg:height="1.867cm" svg:x="11.504cm" svg:y="11.252cm">
          <text:p text:style-name="P1"><text:span text:style-name="T1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;p13" draw:style-name="gr1" draw:text-style-name="P2" draw:layer="layout" svg:width="1.734cm" svg:height="1.867cm" svg:x="16.31cm" svg:y="11.246cm">
          <text:p text:style-name="P1"><text:span text:style-name="T1">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3" draw:style-name="gr2" draw:text-style-name="P3" draw:layer="layout" svg:width="1.242cm" svg:height="1.42cm" svg:x="13.239cm" svg:y="2.1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;p13" draw:style-name="gr2" draw:text-style-name="P3" draw:layer="layout" svg:width="1.108cm" svg:height="1.351cm" svg:x="15.708cm" svg:y="4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3" draw:style-name="gr2" draw:text-style-name="P3" draw:layer="layout" svg:width="1.362cm" svg:height="1.225cm" svg:x="15.454cm" svg:y="7.5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;p13" draw:style-name="gr2" draw:text-style-name="P3" draw:layer="layout" svg:width="1.242cm" svg:height="1.42cm" svg:x="12.985cm" svg:y="10.1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;p13" draw:style-name="gr2" draw:text-style-name="P3" draw:layer="layout" svg:width="1.081cm" svg:height="1.288cm" svg:x="10.769cm" svg:y="4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3" draw:style-name="gr2" draw:text-style-name="P3" draw:layer="layout" svg:width="1.222cm" svg:height="1.351cm" svg:x="15.454cm" svg:y="10.10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5"/>
    <meta:generator>LibreOfficeDev/6.0.5.2$Linux_X86_64 LibreOffice_project/</meta:generator>
  </office:meta>
</office:document-meta>
</file>